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er">
      <style:text-properties officeooo:rsid="000143c3" officeooo:paragraph-rsid="000143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Abstract Deutsch:</text:p>
      <text:p text:style-name="Heading">Interessierte Nutzer modellieren Sand in einer dafür konstruierten Box. Die auf den Sand projizierten Höhenschichtlinien werden dabei in Echtzeit angepasst. Der Benutzer hat die Möglichkeit alternative Bildfilter und spielerische Simulationen zu aktivieren. Mithilfe eines Projektors, einem Touchdisplay, einer zentralen Recheneinheit und einer Intel-3D-Kameras soll dieses Ziel erreicht werden.</text:p>
      <text:p text:style-name="Text_20_body"/>
      <text:p text:style-name="Heading">Abstract English:</text:p>
      <text:p text:style-name="Heading">Users model and play with sand inside of a wooden container. A topographical projection based on the sand’s height is updated live. Image filters and playful simulations can be activated by the user. To achieve this goal, a projector, a touch display, a central computation unit and an Intel 3D camera are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a354"/>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d" style:family="paragraph" style:parent-style-name="Standard"/>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43c3" officeooo:paragraph-rsid="000143c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David Schoosleitner<text:tab/>Projekt DUNE<text:tab/>23.11.202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4:21:31.613132379</meta:creation-date>
    <dc:date>2022-11-23T14:46:19.085635304</dc:date>
    <meta:editing-duration>PT24M44S</meta:editing-duration>
    <meta:editing-cycles>8</meta:editing-cycles>
    <meta:generator>LibreOffice/7.3.7.2$Linux_X86_64 LibreOffice_project/30$Build-2</meta:generator>
    <meta:document-statistic meta:table-count="0" meta:image-count="0" meta:object-count="0" meta:page-count="1" meta:paragraph-count="5" meta:word-count="110" meta:character-count="783" meta:non-whitespace-character-count="678"/>
  </office:meta>
</office:document-meta>
</file>